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27beb8" officeooo:paragraph-rsid="0027beb8"/>
    </style:style>
    <style:style style:name="P2" style:family="paragraph" style:parent-style-name="Standard">
      <style:text-properties officeooo:rsid="0027beb8" officeooo:paragraph-rsid="00290c85"/>
    </style:style>
    <style:style style:name="P3" style:family="paragraph" style:parent-style-name="Standard">
      <style:text-properties officeooo:rsid="00290c85" officeooo:paragraph-rsid="00290c85"/>
    </style:style>
    <style:style style:name="P4" style:family="paragraph" style:parent-style-name="Standard">
      <style:text-properties officeooo:rsid="002f7062" officeooo:paragraph-rsid="002f7062"/>
    </style:style>
    <style:style style:name="P5" style:family="paragraph" style:parent-style-name="Standard">
      <style:text-properties officeooo:rsid="003085b3" officeooo:paragraph-rsid="003085b3"/>
    </style:style>
    <style:style style:name="P6" style:family="paragraph" style:parent-style-name="Standard">
      <style:text-properties officeooo:rsid="003085b3" officeooo:paragraph-rsid="003bb3b7"/>
    </style:style>
    <style:style style:name="P7" style:family="paragraph" style:parent-style-name="Standard">
      <style:text-properties officeooo:rsid="0032457f" officeooo:paragraph-rsid="0032457f"/>
    </style:style>
    <style:style style:name="P8" style:family="paragraph" style:parent-style-name="Standard">
      <style:text-properties officeooo:rsid="0032457f" officeooo:paragraph-rsid="003bb3b7"/>
    </style:style>
    <style:style style:name="P9" style:family="paragraph" style:parent-style-name="Standard">
      <style:text-properties officeooo:rsid="003299e6" officeooo:paragraph-rsid="003299e6"/>
    </style:style>
    <style:style style:name="P10" style:family="paragraph" style:parent-style-name="Standard">
      <style:text-properties officeooo:rsid="003299e6" officeooo:paragraph-rsid="003bb3b7"/>
    </style:style>
    <style:style style:name="P11" style:family="paragraph" style:parent-style-name="Standard">
      <style:text-properties officeooo:rsid="00343b71" officeooo:paragraph-rsid="00343b71"/>
    </style:style>
    <style:style style:name="P12" style:family="paragraph" style:parent-style-name="Standard">
      <style:text-properties officeooo:rsid="00343b71" officeooo:paragraph-rsid="003bb3b7"/>
    </style:style>
    <style:style style:name="P13" style:family="paragraph" style:parent-style-name="Standard">
      <style:text-properties officeooo:rsid="0035af99" officeooo:paragraph-rsid="0035af99"/>
    </style:style>
    <style:style style:name="P14" style:family="paragraph" style:parent-style-name="Standard">
      <style:text-properties officeooo:rsid="0035af99" officeooo:paragraph-rsid="003bb3b7"/>
    </style:style>
    <style:style style:name="P15" style:family="paragraph" style:parent-style-name="Standard">
      <style:text-properties fo:font-weight="bold" officeooo:rsid="003299e6" officeooo:paragraph-rsid="003299e6" style:font-weight-asian="bold" style:font-weight-complex="bold"/>
    </style:style>
    <style:style style:name="P16" style:family="paragraph" style:parent-style-name="Standard">
      <style:text-properties fo:font-weight="bold" officeooo:rsid="003299e6" officeooo:paragraph-rsid="003bb3b7" style:font-weight-asian="bold" style:font-weight-complex="bold"/>
    </style:style>
    <style:style style:name="P17" style:family="paragraph" style:parent-style-name="Standard">
      <style:text-properties style:text-line-through-style="none" style:text-line-through-type="none" officeooo:rsid="0035af99" officeooo:paragraph-rsid="0035af99"/>
    </style:style>
    <style:style style:name="P18" style:family="paragraph" style:parent-style-name="Standard">
      <style:text-properties style:text-line-through-style="none" style:text-line-through-type="none" officeooo:rsid="0035af99" officeooo:paragraph-rsid="003bb3b7"/>
    </style:style>
    <style:style style:name="P19" style:family="paragraph" style:parent-style-name="Standard">
      <style:text-properties style:text-line-through-style="none" style:text-line-through-type="none" officeooo:rsid="003618a1" officeooo:paragraph-rsid="003618a1"/>
    </style:style>
    <style:style style:name="P20" style:family="paragraph" style:parent-style-name="Standard">
      <style:text-properties style:text-line-through-style="none" style:text-line-through-type="none" officeooo:rsid="003618a1" officeooo:paragraph-rsid="003bb3b7"/>
    </style:style>
    <style:style style:name="P21" style:family="paragraph" style:parent-style-name="Standard">
      <style:text-properties style:text-line-through-style="none" style:text-line-through-type="none" officeooo:rsid="00368c87" officeooo:paragraph-rsid="00368c87"/>
    </style:style>
    <style:style style:name="P22" style:family="paragraph" style:parent-style-name="Standard">
      <style:text-properties style:text-line-through-style="none" style:text-line-through-type="none" officeooo:rsid="00368c87" officeooo:paragraph-rsid="003bb3b7"/>
    </style:style>
    <style:style style:name="P23" style:family="paragraph" style:parent-style-name="Standard">
      <style:text-properties style:text-line-through-style="none" style:text-line-through-type="none" style:text-underline-style="solid" style:text-underline-width="auto" style:text-underline-color="font-color" officeooo:rsid="00368c87" officeooo:paragraph-rsid="003bb3b7"/>
    </style:style>
    <style:style style:name="P24" style:family="paragraph" style:parent-style-name="Standard">
      <style:text-properties style:text-line-through-style="none" style:text-line-through-type="none" officeooo:rsid="0036de81" officeooo:paragraph-rsid="0036de81"/>
    </style:style>
    <style:style style:name="P25" style:family="paragraph" style:parent-style-name="Standard">
      <style:text-properties style:text-line-through-style="none" style:text-line-through-type="none" officeooo:rsid="0036de81" officeooo:paragraph-rsid="003bb3b7"/>
    </style:style>
    <style:style style:name="P26" style:family="paragraph" style:parent-style-name="Standard">
      <style:text-properties style:text-line-through-style="none" style:text-line-through-type="none" officeooo:rsid="0036f95e" officeooo:paragraph-rsid="0036f95e"/>
    </style:style>
    <style:style style:name="P27" style:family="paragraph" style:parent-style-name="Standard">
      <style:text-properties style:text-line-through-style="none" style:text-line-through-type="none" officeooo:rsid="0036f95e" officeooo:paragraph-rsid="003bb3b7"/>
    </style:style>
    <style:style style:name="P28" style:family="paragraph" style:parent-style-name="Standard">
      <style:text-properties style:text-line-through-style="none" style:text-line-through-type="none" officeooo:rsid="0037099e" officeooo:paragraph-rsid="0037099e"/>
    </style:style>
    <style:style style:name="P29" style:family="paragraph" style:parent-style-name="Standard">
      <style:text-properties style:text-line-through-style="none" style:text-line-through-type="none" officeooo:rsid="0037099e" officeooo:paragraph-rsid="003bb3b7"/>
    </style:style>
    <style:style style:name="P30" style:family="paragraph" style:parent-style-name="Standard">
      <style:text-properties style:text-line-through-style="none" style:text-line-through-type="none" officeooo:rsid="0038ea53" officeooo:paragraph-rsid="0038ea53"/>
    </style:style>
    <style:style style:name="P31" style:family="paragraph" style:parent-style-name="Standard">
      <style:text-properties style:text-line-through-style="none" style:text-line-through-type="none" officeooo:rsid="0038ea53" officeooo:paragraph-rsid="003bb3b7"/>
    </style:style>
    <style:style style:name="P32" style:family="paragraph" style:parent-style-name="Standard">
      <style:text-properties style:text-line-through-style="none" style:text-line-through-type="none" officeooo:rsid="0039e460" officeooo:paragraph-rsid="0039e460"/>
    </style:style>
    <style:style style:name="P33" style:family="paragraph" style:parent-style-name="Standard">
      <style:text-properties style:text-line-through-style="none" style:text-line-through-type="none" officeooo:rsid="0039e460" officeooo:paragraph-rsid="003bb3b7"/>
    </style:style>
    <style:style style:name="P34" style:family="paragraph" style:parent-style-name="Standard">
      <style:paragraph-properties style:line-height-at-least="0.503cm"/>
      <style:text-properties fo:color="#abb2bf" style:font-name="Droid Sans Mono" fo:font-size="10.5pt" fo:font-weight="normal" fo:background-color="#282c34"/>
    </style:style>
    <style:style style:name="P35" style:family="paragraph" style:parent-style-name="Standard">
      <style:paragraph-properties style:line-height-at-least="0.503cm"/>
      <style:text-properties fo:color="#abb2bf" style:font-name="Droid Sans Mono" fo:font-size="10.5pt" fo:font-weight="normal" officeooo:paragraph-rsid="003bb3b7" fo:background-color="#282c34"/>
    </style:style>
    <style:style style:name="P36" style:family="paragraph" style:parent-style-name="Standard">
      <style:text-properties fo:color="#abb2bf" style:text-line-through-style="none" style:text-line-through-type="none" style:font-name="Droid Sans Mono" fo:font-size="10.5pt" fo:font-weight="normal" officeooo:rsid="0036de81" officeooo:paragraph-rsid="0036de81" fo:background-color="#282c34"/>
    </style:style>
    <style:style style:name="P37" style:family="paragraph" style:parent-style-name="Standard">
      <style:text-properties fo:color="#abb2bf" style:text-line-through-style="none" style:text-line-through-type="none" style:font-name="Droid Sans Mono" fo:font-size="10.5pt" fo:font-weight="normal" officeooo:rsid="0036de81" officeooo:paragraph-rsid="003bb3b7" fo:background-color="#282c34"/>
    </style:style>
    <style:style style:name="P38" style:family="paragraph" style:parent-style-name="Standard">
      <style:paragraph-properties style:line-height-at-least="0.503cm"/>
    </style:style>
    <style:style style:name="P39" style:family="paragraph" style:parent-style-name="Standard">
      <style:paragraph-properties style:line-height-at-least="0.503cm"/>
      <style:text-properties officeooo:paragraph-rsid="003bb3b7"/>
    </style:style>
    <style:style style:name="P40" style:family="paragraph" style:parent-style-name="Standard">
      <style:text-properties officeooo:rsid="003299e6" officeooo:paragraph-rsid="003299e6"/>
    </style:style>
    <style:style style:name="P41" style:family="paragraph" style:parent-style-name="Standard">
      <style:text-properties style:text-line-through-style="none" style:text-line-through-type="none" officeooo:rsid="00368c87" officeooo:paragraph-rsid="003618a1"/>
    </style:style>
    <style:style style:name="P42" style:family="paragraph" style:parent-style-name="Standard">
      <style:text-properties style:text-line-through-style="none" style:text-line-through-type="none" officeooo:rsid="0038ea53" officeooo:paragraph-rsid="0038ea53"/>
    </style:style>
    <style:style style:name="T1" style:family="text">
      <style:text-properties officeooo:rsid="00290c85"/>
    </style:style>
    <style:style style:name="T2" style:family="text">
      <style:text-properties officeooo:rsid="0029986c"/>
    </style:style>
    <style:style style:name="T3" style:family="text">
      <style:text-properties officeooo:rsid="002db26f"/>
    </style:style>
    <style:style style:name="T4" style:family="text">
      <style:text-properties officeooo:rsid="002ee982"/>
    </style:style>
    <style:style style:name="T5" style:family="text">
      <style:text-properties style:text-line-through-style="none" style:text-line-through-type="none"/>
    </style:style>
    <style:style style:name="T6" style:family="text">
      <style:text-properties officeooo:rsid="0036de81"/>
    </style:style>
    <style:style style:name="T7" style:family="text">
      <style:text-properties fo:color="#e06c75"/>
    </style:style>
    <style:style style:name="T8" style:family="text">
      <style:text-properties fo:color="#98c379"/>
    </style:style>
    <style:style style:name="T9" style:family="text">
      <style:text-properties officeooo:rsid="0036f95e"/>
    </style:style>
    <style:style style:name="T10" style:family="text">
      <style:text-properties officeooo:rsid="0037099e"/>
    </style:style>
    <style:style style:name="T11" style:family="text">
      <style:text-properties officeooo:rsid="003f4e2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ybrane technologie DevOps Wykład 7 10.05.2020</text:p>
      <text:p text:style-name="P1"/>
      <text:p text:style-name="P1">Kubernetes</text:p>
      <text:p text:style-name="P1"/>
      <text:p text:style-name="P1">Wielka trójca ma wsparcie</text:p>
      <text:p text:style-name="P1">- Microsoft Azure,</text:p>
      <text:p text:style-name="P1">- Amazon Web Services (AWS),</text:p>
      <text:p text:style-name="P1">- Google Public Cloud (GPC).</text:p>
      <text:p text:style-name="P1"/>
      <text:p text:style-name="P1">Zespół procesów Kebernetes Control Plane (Kubernetes Master)</text:p>
      <text:p text:style-name="P1"/>
      <text:p text:style-name="P3">etcd</text:p>
      <text:p text:style-name="P1">Baza etcd (baza typu klucz wartość, postgres też jest bazą typu klucz wartość) - tu przechowana o całym klastrze, baza danych klastra: jakie węzły, jaka sieć, jakie kontenery – jak to przestanie działać, to tracimy cały klaster</text:p>
      <text:p text:style-name="P1"/>
      <text:p text:style-name="P2"><text:span text:style-name="T1">k</text:span>ube-api-server</text:p>
      <text:p text:style-name="P1"><text:span text:style-name="T1">K</text:span>ube-api-server – punkt do którego komunikują się pozostałe węzły, też z roboczych, pełni rolę taką jak demon dockera (np. przez polecenie docker); potrafi zarządzać innymi usługami i się z nimi komunikuję; wystawi api do operowania na całym klastrze</text:p>
      <text:p text:style-name="P1"/>
      <text:p text:style-name="P1">baza etcd i kube-api-server dwa najbardziej krytyczne dla funkcjonowania klastra</text:p>
      <text:p text:style-name="P1"/>
      <text:p text:style-name="P1">kube-controller-manager</text:p>
      <text:p text:style-name="P2"><text:span text:style-name="T1">K</text:span>ube-controller-manager, będziemy korzystać z mangera replikacji (replication controller) - odpowiadającego za skalowalność</text:p>
      <text:p text:style-name="P1"/>
      <text:p text:style-name="P3">kube-scheduler</text:p>
      <text:p text:style-name="P3">Kube-scheduler odpowiada za decydowanie o tym gdzie umieszczamy naszą aplikację (na którym węźle), decyzje między żądanymi a dostępnymi zasobami, decyduje na którym z node’ów ma być umieszczona aplikacja</text:p>
      <text:p text:style-name="P3"/>
      <text:p text:style-name="P3">kubernetes nodes</text:p>
      <text:p text:style-name="P3">Na każdym z węzłów działają przynajmniej dwa procesy</text:p>
      <text:p text:style-name="P3"/>
      <text:p text:style-name="P3">kublet</text:p>
      <text:p text:style-name="P3">wykonywanie poleceń z controle plaina na każdym węźle; odpow<text:span text:style-name="T2">i</text:span>ada za ….</text:p>
      <text:p text:style-name="P3"/>
      <text:p text:style-name="P3">kube-proxy</text:p>
      <text:p text:style-name="P3">odpow<text:span text:style-name="T3">i</text:span>ada za sieciowość w klastrze</text:p>
      <text:p text:style-name="P3">w klastrze mamy 3 segmenty (warstwy): 1. adresacja ip nodeów, 2. aplikacje (wszystkie aplikacje muszą widzieć siebie nawzajem), 3. serwisy (wysoko poziomowe byty, umożliwiające, bardzo podobnie jak w przypadku dokera, to że nazwa serwisu staje się nazwą widzianą w DNSie w całym klastrze); <text:span text:style-name="T4">proces związany z adresacją ip, potrafi wykorzystując mechanizmy związane z ip tables, dokonywać różnych wpisów na node’ach, wpisów typu nad(?) i regułki ip tables</text:span></text:p>
      <text:p text:style-name="P3"/>
      <text:p text:style-name="P3">klastry są dynamiczne</text:p>
      <text:p text:style-name="P3"/>
      <text:p text:style-name="P4">Będziemy pracować w trybie, że mamy jeden node raz z wszystkimi kubernetes control plane. Master kubernetes i worker node.</text:p>
      <text:p text:style-name="P4"/>
      <text:p text:style-name="P5">Jeśli minikube: to instalować przez virtualboxa i hyperkit, niezalecane aby przez none.</text:p>
      <text:p text:style-name="P5"><text:soft-page-break/></text:p>
      <text:p text:style-name="P5"/>
      <text:p text:style-name="P5"/>
      <text:p text:style-name="P7">&gt;kubectl cluster-info</text:p>
      <text:p text:style-name="P7"/>
      <text:p text:style-name="P9">&gt;kubectl get pods</text:p>
      <text:p text:style-name="P9">→ sprawdzamy jakie mamy pody</text:p>
      <text:p text:style-name="P9">→ kubeclt get deployment, namespace</text:p>
      <text:p text:style-name="P9">Na początku `No resources found.`</text:p>
      <text:p text:style-name="P9"/>
      <text:p text:style-name="P9">&gt;kubectl –help</text:p>
      <text:p text:style-name="P9">&gt;kubectl get –help</text:p>
      <text:p text:style-name="P9"/>
      <text:p text:style-name="P9">&gt;kubectl get pods --namespace=kube-system</text:p>
      <text:p text:style-name="P9">dwie instancje <text:s/>dnsa</text:p>
      <text:p text:style-name="P9">jest controller manager</text:p>
      <text:p text:style-name="P9">etcd baza</text:p>
      <text:p text:style-name="P9">jest kube proxy, bo mamy instalację gdzie mamy jednocześnie ... i worker plain</text:p>
      <text:p text:style-name="P9">apiserver</text:p>
      <text:p text:style-name="P9"/>
      <text:p text:style-name="P9">przestrzeń nazw zmieniliśmy na kube-system, na razie w defaultowej nazw nie ma</text:p>
      <text:p text:style-name="P9"/>
      <text:p text:style-name="P9"/>
      <text:p text:style-name="P15">vi pod-template.yml</text:p>
      <text:p text:style-name="P9"/>
      <text:p text:style-name="P11">kind rodzaj bytu jaki tworzymy</text:p>
      <text:p text:style-name="P11"/>
      <text:p text:style-name="P11">metadata dostarcza opsiu; najczęściej jest name, warto name’y dodać jakieś prefixy albo sufixy mówiące o tym, że mamy jakiś pod </text:p>
      <text:p text:style-name="P11"/>
      <text:p text:style-name="P11">sekcja labels, w labelach możemy nadawać sami i klucze i wartości definiować, labele pełnią bardzo ważną rolę, bo później jak będziemy definiować serwisy do jakiego poda, i to dopasowanie jest na bazie labelek</text:p>
      <text:p text:style-name="P11">meatdata name i labels jest obowiązkowe, ale jak labeleki sobie określimy to nasza sprawa</text:p>
      <text:p text:style-name="P11"/>
      <text:p text:style-name="P13">spec to specykifajca określająca odkładnie byt, który definiujemy</text:p>
      <text:p text:style-name="P13"/>
      <text:p text:style-name="P13">spec najbardziej będzie się nam zmieniać, bo będzie pod kątem poszczególnego podu: image, porty, adresy ip, nazwy</text:p>
      <text:p text:style-name="P13"/>
      <text:p text:style-name="P13">w spec dla typu pod podajemy kontenery, klucz jest containers (liczba mnoga, bo może być ich więcej, ale to w specyficznych zastosowaniach) i jest to tablica, uwaga od myślnika jest poszczególny byt – kontener, pierwszy klucz dla danego kontenera jest od myślnika, następne klucze dla tego samego <text:s/>kontener</text:p>
      <text:p text:style-name="P13"/>
      <text:p text:style-name="P13">&gt;kubectl create -<text:span text:style-name="T5">f pod-template.yml</text:span></text:p>
      <text:p text:style-name="P17">// dobrze by było nazwać pod-nginx-template.yml</text:p>
      <text:p text:style-name="P17">(to robimy raczej w tym samym folderze ścieżce, co zrobiliśmy vi pod-template.yml)</text:p>
      <text:p text:style-name="P17"/>
      <text:p text:style-name="P17">&gt; kubectl get pod</text:p>
      <text:p text:style-name="P17">teraz już mamy pody</text:p>
      <text:p text:style-name="P17"/>
      <text:p text:style-name="P17"><text:soft-page-break/>&gt;kubectl describe pod myapp-pod</text:p>
      <text:p text:style-name="P17">label ma wysoki priorytet warto na to patrzeć czy nazwy się zgadzają jak są jakieś problemy </text:p>
      <text:p text:style-name="P17">każdy pod dostje swój ip, to jest inny segment sieci niż adresacja node’a, pody mają swoją sieciowość</text:p>
      <text:p text:style-name="P17"/>
      <text:p text:style-name="P17">do podów nie możemy <text:span text:style-name="T11">wejść</text:span> z naszej sieci tak bezpośrednio</text:p>
      <text:p text:style-name="P17"/>
      <text:p text:style-name="P17">sekcja Containers</text:p>
      <text:p text:style-name="P17">jakie mamy id kontenera, możemy zobaczyć szczegóły, jaką mamy dokładnie wersję</text:p>
      <text:p text:style-name="P17"/>
      <text:p text:style-name="P17">conditions type status</text:p>
      <text:p text:style-name="P17"/>
      <text:p text:style-name="P17">volumesy, a w nim secrety jeżeli są</text:p>
      <text:p text:style-name="P17"/>
      <text:p text:style-name="P17">sekcja events bardzo ważna, często do niej będziemy zaglądać, jeżeli będą jakieś błędy</text:p>
      <text:p text:style-name="P17"/>
      <text:p text:style-name="P19">1. default scheduler zlecił do d<text:span text:style-name="T11">o</text:span>cker desktop na utworzenie</text:p>
      <text:p text:style-name="P19">2. podajemy później kub<text:span text:style-name="T11">l</text:span>et (prawdziwy wykonowca na każdym nodzie) zaczął już działać</text:p>
      <text:p text:style-name="P19"/>
      <text:p text:style-name="P19">&gt;kubectl delete pod myapp-pod</text:p>
      <text:p text:style-name="P19"/>
      <text:p text:style-name="P19">&gt;kubectl delete pod myapp-pod</text:p>
      <text:p text:style-name="P19">z literówką ngix w image kontenera wtedy po:</text:p>
      <text:p text:style-name="P19">&gt;kubectl get pods</text:p>
      <text:p text:style-name="P19">mamy w statusie `ImagePullBackOff` (przyczyny brak dostępu, bo się gdzieś nie zarejest<text:span text:style-name="T11">r</text:span>owaliśmy, literówki)</text:p>
      <text:p text:style-name="P19">&gt;kubectl describe …</text:p>
      <text:p text:style-name="P19">dokładniej opisane</text:p>
      <text:p text:style-name="P41"/>
      <text:p text:style-name="P19"/>
      <text:p text:style-name="P21">Trzeba mieć na uwadze, że może być wiele podów</text:p>
      <text:p text:style-name="P21"/>
      <text:p text:style-name="P21"/>
      <text:p text:style-name="P21">Skalowanie:</text:p>
      <text:p text:style-name="P21">Repliokwanie: nie powstaje więcej kontenerów w podzie, tylko więcej podów (tej samej aplikacji)</text:p>
      <text:p text:style-name="P21">Możemy sobie zażyczyć, żeby repliki były na różnych węzłach, ale mogą być na tym samym</text:p>
      <text:p text:style-name="P21"/>
      <text:p text:style-name="P24">Wystawienie nowej wersji aplikacji, dwie opcje:</text:p>
      <text:p text:style-name="P21"><text:span text:style-name="T6">1.</text:span> <text:span text:style-name="T6">zatrzymanie wszystkich PODów i postawienie ich na nowo,</text:span></text:p>
      <text:p text:style-name="P24">albo</text:p>
      <text:p text:style-name="P24">2. stopniowa wymiana PODów na nowe.</text:p>
      <text:p text:style-name="P24"/>
      <text:p text:style-name="P24">POD to cegiełka, coś co zarządza podami to replicaSet, nad tym jeszcze jest deployment</text:p>
      <text:p text:style-name="P24"/>
      <text:p text:style-name="P24"/>
      <text:p text:style-name="P24">&gt;vi rs-template.yml</text:p>
      <text:p text:style-name="P24">specyfikacja wzroca poda, który ma być replikowany</text:p>
      <text:p text:style-name="P24">np.</text:p>
      <text:p text:style-name="P24">```</text:p>
      <text:p text:style-name="P36"><text:span text:style-name="T7">spec</text:span>:</text:p>
      <text:p text:style-name="P34"><text:span text:style-name="T7">template</text:span>:</text:p>
      <text:p text:style-name="P34"><text:span text:style-name="T7">metadata</text:span>:</text:p>
      <text:p text:style-name="P34"><text:soft-page-break/><text:span text:style-name="T7">name</text:span>: <text:span text:style-name="T8">myapp-pod</text:span></text:p>
      <text:p text:style-name="P34"><text:span text:style-name="T7">labels</text:span>:</text:p>
      <text:p text:style-name="P34"><text:span text:style-name="T7">app</text:span>: <text:span text:style-name="T8">myapp</text:span></text:p>
      <text:p text:style-name="P34"><text:span text:style-name="T7">type</text:span>: <text:span text:style-name="T8">frontend</text:span></text:p>
      <text:p text:style-name="P38"/>
      <text:p text:style-name="P34"><text:span text:style-name="T7">spec</text:span>:</text:p>
      <text:p text:style-name="P34"><text:span text:style-name="T7">containers</text:span>:</text:p>
      <text:p text:style-name="P34">- <text:span text:style-name="T7">name</text:span>: <text:span text:style-name="T8">my-nginx-container</text:span></text:p>
      <text:p text:style-name="P34"><text:span text:style-name="T7">image</text:span>: <text:span text:style-name="T8">nginx</text:span></text:p>
      <text:p text:style-name="P24">```</text:p>
      <text:p text:style-name="P24"/>
      <text:p text:style-name="P24">template – przepis na POD, template po to, jakby trzy repliki zniknęły, żeby był przepis na poda jak wszystkie znikną, a jak wchodzimy w działające środowisko to wtedy podajemy co ma być zreplikowane `selector.matchLabels.type`</text:p>
      <text:p text:style-name="P24">replicas - ile replik</text:p>
      <text:p text:style-name="P24"/>
      <text:p text:style-name="P24"/>
      <text:p text:style-name="P24"><text:span text:style-name="T9">&gt;</text:span> kubectl create -f pod-template.yml</text:p>
      <text:p text:style-name="P26">tworzymy jeden POD</text:p>
      <text:p text:style-name="P24"/>
      <text:p text:style-name="P24"><text:span text:style-name="T9">&gt;</text:span>kubectl get pods <text:s text:c="22"/></text:p>
      <text:p text:style-name="P24">NAME <text:s text:c="7"/>READY <text:s text:c="2"/>STATUS <text:s text:c="13"/>RESTARTS <text:s text:c="2"/>AGE</text:p>
      <text:p text:style-name="P24">myapp-pod <text:s text:c="2"/>0/1 <text:s text:c="4"/>ContainerCreating <text:s text:c="2"/>0 <text:s text:c="9"/>9s</text:p>
      <text:p text:style-name="P24"/>
      <text:p text:style-name="P24"><text:span text:style-name="T9">&gt;</text:span> kubectl create -f rs-template.yml</text:p>
      <text:p text:style-name="P26">Mówimy w <text:span text:style-name="T6">rs-template.yml, </text:span>że chcemy stowrzyć 3 repliki PODów z tym samym przepisem na POD co opisaliśmy w <text:span text:style-name="T6">pod-template.yml .</text:span></text:p>
      <text:p text:style-name="P24"/>
      <text:p text:style-name="P26">&gt; kubectl get pods</text:p>
      <text:p text:style-name="P26">NAME <text:s text:c="12"/>READY <text:s text:c="2"/>STATUS <text:s text:c="13"/>RESTARTS <text:s text:c="2"/>AGE</text:p>
      <text:p text:style-name="P26">myapp-pod <text:s text:c="7"/>1/1 <text:s text:c="4"/>Running <text:s text:c="12"/>0 <text:s text:c="9"/>25s</text:p>
      <text:p text:style-name="P26">myapp-rs-2c7dr <text:s text:c="2"/>0/1 <text:s text:c="4"/>ContainerCreating <text:s text:c="2"/>0 <text:s text:c="9"/>6s</text:p>
      <text:p text:style-name="P26">myapp-rs-rkhzr <text:s text:c="2"/>1/1 <text:s text:c="4"/>Running <text:s text:c="12"/>0 <text:s text:c="9"/>6s</text:p>
      <text:p text:style-name="P26"/>
      <text:p text:style-name="P26">Polecenie nam postawiło 2 repliki dodatkowe, bo jedna już była postawiona poleceniem `<text:span text:style-name="T6">kubectl create -f pod-template.yml</text:span>`</text:p>
      <text:p text:style-name="P24"/>
      <text:p text:style-name="P26">&gt; kubectl delete pod myapp-pod</text:p>
      <text:p text:style-name="P26"/>
      <text:p text:style-name="P26">&gt;kubectl get pods</text:p>
      <text:p text:style-name="P26">NAME <text:s text:c="12"/>READY <text:s text:c="2"/>STATUS <text:s text:c="3"/>RESTARTS <text:s text:c="2"/>AGE</text:p>
      <text:p text:style-name="P26">myapp-rs-2c7dr <text:s text:c="2"/>1/1 <text:s text:c="4"/>Running <text:s text:c="2"/>0 <text:s text:c="9"/>51s</text:p>
      <text:p text:style-name="P26">myapp-rs-h2fk6 <text:s text:c="2"/>1/1 <text:s text:c="4"/>Running <text:s text:c="2"/>0 <text:s text:c="9"/>7s</text:p>
      <text:p text:style-name="P26">myapp-rs-rkhzr <text:s text:c="2"/>1/1 <text:s text:c="4"/>Running <text:s text:c="2"/>0 <text:s text:c="9"/>51s</text:p>
      <text:p text:style-name="P26"/>
      <text:p text:style-name="P26">Po usunięciu jednego PODa, ReplicaSet stawia nam nową replikę, żeby były 3 pody, jak ma wpisane w przepisie.</text:p>
      <text:p text:style-name="P24"/>
      <text:p text:style-name="P26">&gt; kubectl get rs</text:p>
      <text:p text:style-name="P26"/>
      <text:p text:style-name="P26">NAME <text:s text:c="6"/>DESIRED <text:s text:c="2"/>CURRENT <text:s text:c="2"/>READY <text:s text:c="2"/>AGE</text:p>
      <text:p text:style-name="P26">myapp-rs <text:s text:c="2"/>3 <text:s text:c="8"/>3 <text:s text:c="8"/>3 <text:s text:c="6"/>13m</text:p>
      <text:p text:style-name="P26"><text:soft-page-break/></text:p>
      <text:p text:style-name="P26">&gt; kubectl get all</text:p>
      <text:p text:style-name="P26">- stowrzyliśmy replicaset, a ona stworzyła pody</text:p>
      <text:p text:style-name="P26"/>
      <text:p text:style-name="P26">&gt;kubectl get pod myapp-rs-2c7dr</text:p>
      <text:p text:style-name="P26"/>
      <text:p text:style-name="P26">&gt;kubectl describe pod myapp-rs-2c7dr</text:p>
      <text:p text:style-name="P26"/>
      <text:p text:style-name="P26"/>
      <text:p text:style-name="P26"><text:span text:style-name="T10">&gt;</text:span>kubectl scale --replicas=5 replicaset myapp-rs</text:p>
      <text:p text:style-name="P26">replicaset.apps/myapp-rs scaled</text:p>
      <text:p text:style-name="P26"/>
      <text:p text:style-name="P26"><text:span text:style-name="T10">&gt;</text:span>kubectl get rs</text:p>
      <text:p text:style-name="P26">NAME <text:s text:c="6"/>DESIRED <text:s text:c="2"/>CURRENT <text:s text:c="2"/>READY <text:s text:c="2"/>AGE</text:p>
      <text:p text:style-name="P26">myapp-rs <text:s text:c="2"/>5 <text:s text:c="8"/>5 <text:s text:c="8"/>3 <text:s text:c="6"/>14m</text:p>
      <text:p text:style-name="P26"/>
      <text:p text:style-name="P26"><text:span text:style-name="T10">&gt;</text:span>kubectl scale --replicas=2 replicaset myapp-rs</text:p>
      <text:p text:style-name="P26">replicaset.apps/myapp-rs scaled</text:p>
      <text:p text:style-name="P26"/>
      <text:p text:style-name="P26"><text:span text:style-name="T10">&gt;</text:span>kubectl get rs</text:p>
      <text:p text:style-name="P26">NAME <text:s text:c="6"/>DESIRED <text:s text:c="2"/>CURRENT <text:s text:c="2"/>READY <text:s text:c="2"/>AGE</text:p>
      <text:p text:style-name="P26">myapp-rs <text:s text:c="2"/>2 <text:s text:c="8"/>2 <text:s text:c="8"/>2 <text:s text:c="6"/>14m</text:p>
      <text:p text:style-name="P26"/>
      <text:p text:style-name="P28"/>
      <text:p text:style-name="P28">zmianiy w pliku replicas: 6</text:p>
      <text:p text:style-name="P28"/>
      <text:p text:style-name="P28">&gt;kubectl replace -f rs-template.yml</text:p>
      <text:p text:style-name="P28">replicaset.apps/myapp-rs replaced</text:p>
      <text:p text:style-name="P28"/>
      <text:p text:style-name="P28">&gt;kubectl get rs <text:s text:c="18"/></text:p>
      <text:p text:style-name="P28">NAME <text:s text:c="6"/>DESIRED <text:s text:c="2"/>CURRENT <text:s text:c="2"/>READY <text:s text:c="2"/>AGE</text:p>
      <text:p text:style-name="P28">myapp-rs <text:s text:c="2"/>6 <text:s text:c="8"/>6 <text:s text:c="8"/>2 <text:s text:c="6"/>15m</text:p>
      <text:p text:style-name="P26"/>
      <text:p text:style-name="P26"/>
      <text:p text:style-name="P26">Postulaty:</text:p>
      <text:p text:style-name="P26">1. Aplikacja musi być bezstanowa, żeby dała się skalować</text:p>
      <text:p text:style-name="P26">2. I niemutowalne, obraz żeby nie był mutowalny, że jak są parametry konfiguracyjne w image’u, żeby te parametry do innych bytów przenosić. Nie zapisywać tego w image’u, tylko w przeznaczonych do konfiguracji bytach, które na przykł<text:span text:style-name="T10">a</text:span>d config mapami nazywamy.</text:p>
      <text:p text:style-name="P26"/>
      <text:p text:style-name="P28">Deploymenty to byty, które tworzymy najczęściej. Poprzez deployment możemy wydawać polecenia:</text:p>
      <text:p text:style-name="P28">- zupdatuj się,</text:p>
      <text:p text:style-name="P28">- doprowadź klaster do stanu, że kontenery ma taką a taką wersję,</text:p>
      <text:p text:style-name="P28">- dokonaj rollbacku – wycofaj ostatnie zmiany.</text:p>
      <text:p text:style-name="P28"/>
      <text:p text:style-name="P28">Hierrachia:</text:p>
      <text:p text:style-name="P28">- POD</text:p>
      <text:p text:style-name="P28">nad PODami</text:p>
      <text:p text:style-name="P28">- ReplicaSet</text:p>
      <text:p text:style-name="P28">nad ReplicaSet:</text:p>
      <text:p text:style-name="P28">- deploymenty</text:p>
      <text:p text:style-name="P28"><text:soft-page-break/></text:p>
      <text:p text:style-name="P28"/>
      <text:p text:style-name="P30">Czyścimy przed uruchomieniem</text:p>
      <text:p text:style-name="P30"/>
      <text:p text:style-name="P30">```</text:p>
      <text:p text:style-name="P30">&gt;kubectl get rs</text:p>
      <text:p text:style-name="P30">NAME <text:s text:c="6"/>DESIRED <text:s text:c="2"/>CURRENT <text:s text:c="2"/>READY <text:s text:c="2"/>AGE</text:p>
      <text:p text:style-name="P30">myapp-rs <text:s text:c="2"/>6 <text:s text:c="8"/>6 <text:s text:c="8"/>6 <text:s text:c="6"/>16m</text:p>
      <text:p text:style-name="P30"/>
      <text:p text:style-name="P30">&gt;kubectl delete rs myapp-rs</text:p>
      <text:p text:style-name="P30">replicaset.apps "myapp-rs" deleted</text:p>
      <text:p text:style-name="P30">```</text:p>
      <text:p text:style-name="P28"/>
      <text:p text:style-name="P28">&gt; kubectl create -f deployment-template.yml</text:p>
      <text:p text:style-name="P30">tworzymy deployment na bazie pliku z `Kind: deployment`</text:p>
      <text:p text:style-name="P28"/>
      <text:p text:style-name="P28">&gt; kubectl get deployments</text:p>
      <text:p text:style-name="P28">NAME <text:s text:c="6"/>READY <text:s text:c="2"/>UP-TO-DATE <text:s text:c="2"/>AVAILABLE <text:s text:c="2"/>AGE</text:p>
      <text:p text:style-name="P28">myapp-rs <text:s text:c="2"/>3/6 <text:s text:c="4"/>6 <text:s text:c="11"/>3 <text:s text:c="10"/>11s</text:p>
      <text:p text:style-name="P28"/>
      <text:p text:style-name="P30">sprawdzamy deployment</text:p>
      <text:p text:style-name="P28"/>
      <text:p text:style-name="P28">&gt; kubectl get all</text:p>
      <text:p text:style-name="P28">tutaj widzimy struktrę POD → ReplicaSet → Deployment</text:p>
      <text:p text:style-name="P28"/>
      <text:p text:style-name="P28"/>
      <text:p text:style-name="P30">&gt; kubectl delete deployment myapp-rs </text:p>
      <text:p text:style-name="P30">deployment.apps "myapp-rs" deleted</text:p>
      <text:p text:style-name="P30"/>
      <text:p text:style-name="P32">usuwanie całego deploymentu</text:p>
      <text:p text:style-name="P30"/>
      <text:p text:style-name="P30">&gt;kubectl get all</text:p>
      <text:p text:style-name="P30">NAME <text:s text:c="16"/>TYPE <text:s text:c="7"/>CLUSTER-IP <text:s text:c="2"/>EXTERNAL-IP <text:s text:c="2"/>PORT(S) <text:s text:c="2"/>AGE</text:p>
      <text:p text:style-name="P30">service/kubernetes <text:s text:c="2"/>ClusterIP <text:s text:c="2"/>10.96.0.1 <text:s text:c="3"/>&lt;none&gt; <text:s text:c="7"/>443/TCP <text:s text:c="2"/>52m</text:p>
      <text:p text:style-name="P30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6T08:38:57.141071740</meta:creation-date>
    <dc:date>2020-06-21T02:44:44.670993685</dc:date>
    <meta:editing-duration>P1DT3H18M56S</meta:editing-duration>
    <meta:editing-cycles>18</meta:editing-cycles>
    <meta:generator>LibreOffice/6.0.7.3$Linux_X86_64 LibreOffice_project/00m0$Build-3</meta:generator>
    <meta:document-statistic meta:table-count="0" meta:image-count="0" meta:object-count="0" meta:page-count="6" meta:paragraph-count="176" meta:word-count="1223" meta:character-count="8701" meta:non-whitespace-character-count="7125"/>
  </office:meta>
</office:document-meta>
</file>